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9f0" officeooo:paragraph-rsid="000b09f0"/>
    </style:style>
    <style:style style:name="P2" style:family="paragraph" style:parent-style-name="Standard">
      <style:text-properties officeooo:rsid="000cc247" officeooo:paragraph-rsid="000cc247"/>
    </style:style>
    <style:style style:name="P3" style:family="paragraph" style:parent-style-name="Standard">
      <style:text-properties officeooo:rsid="000dba7a" officeooo:paragraph-rsid="000dba7a"/>
    </style:style>
    <style:style style:name="P4" style:family="paragraph" style:parent-style-name="Standard">
      <style:text-properties officeooo:rsid="000dcd06" officeooo:paragraph-rsid="000dcd06"/>
    </style:style>
    <style:style style:name="P5" style:family="paragraph" style:parent-style-name="Standard">
      <style:text-properties officeooo:rsid="000f069d" officeooo:paragraph-rsid="000f069d"/>
    </style:style>
    <style:style style:name="P6" style:family="paragraph" style:parent-style-name="Standard">
      <style:text-properties officeooo:rsid="000f574a" officeooo:paragraph-rsid="000f574a"/>
    </style:style>
    <style:style style:name="P7" style:family="paragraph" style:parent-style-name="Standard">
      <style:text-properties officeooo:rsid="000f80d0" officeooo:paragraph-rsid="000f80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iços Web</text:p>
      <text:p text:style-name="P1">Serviços Web ou Web Services são soluções para aplicações se comunicarem independente de linguagem, softwares e hardwares utilizados;</text:p>
      <text:p text:style-name="P1">Inicialmente Serviços Web foram criados para troca de mensagens utilizando linguagem XML (Extensible Markup Language) sobre o protocolo HTTP sendo unificado por URI (Uniform Resource Identifier);</text:p>
      <text:p text:style-name="P1">Podemos dizer que Serviços WEB são API’s que se comunicam por meio de redes sobre protocolo HTTP;</text:p>
      <text:p text:style-name="P1"/>
      <text:p text:style-name="P2">Vantagens:</text:p>
      <text:p text:style-name="P2">Linguagem Comum</text:p>
      <text:p text:style-name="P2">Integração</text:p>
      <text:p text:style-name="P2">Reutilização de implementação</text:p>
      <text:p text:style-name="P2">Segurança</text:p>
      <text:p text:style-name="P2">Custos</text:p>
      <text:p text:style-name="P2"/>
      <text:p text:style-name="P2">Principais Tecnologias</text:p>
      <text:p text:style-name="P2">SOAP</text:p>
      <text:p text:style-name="P2">REST</text:p>
      <text:p text:style-name="P2">XML</text:p>
      <text:p text:style-name="P2">JSON</text:p>
      <text:p text:style-name="P2"/>
      <text:p text:style-name="P2"/>
      <text:p text:style-name="P2">ESTRUTURA SOAP</text:p>
      <text:p text:style-name="P2">Simple</text:p>
      <text:p text:style-name="P2">Object</text:p>
      <text:p text:style-name="P2">Acess</text:p>
      <text:p text:style-name="P2">Protocol</text:p>
      <text:p text:style-name="P2">-XML para acessar serviços web principalmente HTTP</text:p>
      <text:p text:style-name="P2">- Pode-se dizer que SOAP é uma definicação de como serviços web se comunicam</text:p>
      <text:p text:style-name="P2">- Foi desenvolvido para facilitar integrações entre aplicativos.</text:p>
      <text:p text:style-name="P2"/>
      <text:p text:style-name="P3">Vantagens</text:p>
      <text:p text:style-name="P3">-Permite integrações entre aplicações, independente de linguagem, pois usa como linguagem comum o XML.</text:p>
      <text:p text:style-name="P3">- É independente de plataforma e software.</text:p>
      <text:p text:style-name="P3">- Meio de transporte genérico, ou seja, pode ser usado por outros protocolos além do HTTP.</text:p>
      <text:p text:style-name="P3"/>
      <text:p text:style-name="P3">XML</text:p>
      <text:p text:style-name="P3">- Extensible Markup Language;</text:p>
      <text:p text:style-name="P3">- É uma linguagem de marcação criada na década de 90 pela w3c;</text:p>
      <text:p text:style-name="P3">- Facilita a separação de conteúdo;</text:p>
      <text:p text:style-name="P3">- Não tem limitação de criação de tags;</text:p>
      <text:p text:style-name="P3">- Linguagem comum para integrações entre aplicações.</text:p>
      <text:p text:style-name="P3"/>
      <text:p text:style-name="P3">O SOAP Message possui uma estrutura única que deve sempre ser seguida:</text:p>
      <text:p text:style-name="P3"/>
      <text:p text:style-name="P3">SOAP Envelope</text:p>
      <text:p text:style-name="P3">SOAP Header</text:p>
      <text:p text:style-name="P3">SOAP Body</text:p>
      <text:p text:style-name="P3"/>
      <text:p text:style-name="P3"/>
      <text:p text:style-name="P3"><text:soft-page-break/>- SOAP Envelope é o primeiro elemento do documento e é usado para encapsular toda a mensagem SOAP;</text:p>
      <text:p text:style-name="P3">-SOAP Header é o elemento onde possui informações de atributos e metadados da requisição;</text:p>
      <text:p text:style-name="P3">SOAP Body é o elemento que contém os detalhes da mensagem.</text:p>
      <text:p text:style-name="P3"/>
      <text:p text:style-name="P4">WSDL – Web Services Description Language</text:p>
      <text:p text:style-name="P4">-Usado para descrever Web Services, funciona como um contrato do serviço;</text:p>
      <text:p text:style-name="P4">- A descrição é feita em um documento XML, onde é descrito o serviço, especificações de acesso, operações e métodos.</text:p>
      <text:p text:style-name="P4"/>
      <text:p text:style-name="P4">XSD – XML Schema Definition</text:p>
      <text:p text:style-name="P4">- è um schema no formato XML usado para definir a estrutura de dados que será validada no XML;</text:p>
      <text:p text:style-name="P4">- O XSD funciona como uma documentação de como deve ser montado o SOAP Message (XML) que será enviado através do Web Service.</text:p>
      <text:p text:style-name="P4"/>
      <text:p text:style-name="P5">REST – Representational State Transfer;</text:p>
      <text:p text:style-name="P5">- É um estilo de arquitetura de software que define a implementação de um serviço web;</text:p>
      <text:p text:style-name="P5">- Podem trabalhar com os formatos XML, JSON entre outros.</text:p>
      <text:p text:style-name="P5"/>
      <text:p text:style-name="P6">Vantagens do REST</text:p>
      <text:p text:style-name="P6">- Permite integrações entre aplicações e também entre cliente e servidor em páginas web e aplicações;</text:p>
      <text:p text:style-name="P6">-Utiliza dos métodos HTTP para definir a operação que está sendo efetuada;</text:p>
      <text:p text:style-name="P6">-Arquiterura de <text:s/>fácil compreensão.</text:p>
      <text:p text:style-name="P6"/>
      <text:p text:style-name="P6">Estrutura do REST</text:p>
      <text:p text:style-name="P6">CLIENTE → requisição HTTP (GET, POST, PUT, DELETE…) → SERVIDOR</text:p>
      <text:p text:style-name="P6">CLIENTE ← RETORNA UM CÓDIGO DE OPERAÇÃO OU MENSAGEM (TEXTO PUTO, JSON, XML…) ← SERVIDOR</text:p>
      <text:p text:style-name="P6"/>
      <text:p text:style-name="P6">Quando uma aplicação web disponibiliza um conjunto de rotinas e padrões através de serviços web podemos chamar esse conjunto de API.</text:p>
      <text:p text:style-name="P6"/>
      <text:p text:style-name="P6">API – Application Programming Interface</text:p>
      <text:p text:style-name="P6">- São conjuntos de rotinas documentados e disponibilizados por uma aplicação para que outras aplicações possam consumir suas funcionalidades;</text:p>
      <text:p text:style-name="P6">- Ficou popular com o aumento dos serviços web;</text:p>
      <text:p text:style-name="P6">- As maiores plataforma de tecnologia disponibilizam APIs para acesso de suas funcionalidades, algumas delas são: Facebook, Twitter, Telegram, Whatsapp, GitHub…</text:p>
      <text:p text:style-name="P6"/>
      <text:p text:style-name="P6"/>
      <text:p text:style-name="P6">Principais Métodos HTTP</text:p>
      <text:p text:style-name="P6"/>
      <text:p text:style-name="P6">- GET – Solicita a representação de um recurso;</text:p>
      <text:p text:style-name="P6">- POST – Solicita a criação de um recurso;</text:p>
      <text:p text:style-name="P6">- DELETE – Solicita a exclusão de um recurso;</text:p>
      <text:p text:style-name="P6">- PUT – Solicita a atualização de um recurso.</text:p>
      <text:p text:style-name="P6"/>
      <text:p text:style-name="P7">JSON – JavaScript Object Notation</text:p>
      <text:p text:style-name="P7">- Formatação leve utilizada para troca de mensagens entre sistemas;</text:p>
      <text:p text:style-name="P7">- Usa-se de uma estrutura de chave e valor e também de listas ordenadas;</text:p>
      <text:p text:style-name="P7">- Um dos formatos mais populares e mais utilizados para troca de mensagens entre sistemas;</text:p>
      <text:p text:style-name="P7"><text:soft-page-break/>Código de Estado</text:p>
      <text:p text:style-name="P7">- Usado pelo servidor para avisar o cliente sobre o estado da operação solicitada;</text:p>
      <text:p text:style-name="P7">- 1xx = Informativo</text:p>
      <text:p text:style-name="P7">- 2xx = Sucesso</text:p>
      <text:p text:style-name="P7">- 3xx = Redirecionamento</text:p>
      <text:p text:style-name="P7">- 4xx = Erro do Cliente</text:p>
      <text:p text:style-name="P7">- 5xx = Erro do Servidor</text:p>
      <text:p text:style-name="P7"/>
      <text:p text:style-name="P7"/>
      <text:p text:style-name="P6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7T21:27:41.692194292</meta:creation-date>
    <meta:generator>LibreOffice/6.4.3.2$Linux_X86_64 LibreOffice_project/40$Build-2</meta:generator>
    <dc:date>2020-05-17T23:19:05.604474839</dc:date>
    <meta:editing-duration>PT18M22S</meta:editing-duration>
    <meta:editing-cycles>2</meta:editing-cycles>
    <meta:document-statistic meta:table-count="0" meta:image-count="0" meta:object-count="0" meta:page-count="3" meta:paragraph-count="77" meta:word-count="619" meta:character-count="3829" meta:non-whitespace-character-count="3277"/>
  </office:meta>
</office:document-meta>
</file>